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8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4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31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1" draw:style-name="dp1" draw:master-page-name="標準">
        <draw:custom-shape draw:style-name="gr28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標準">
        <draw:custom-shape draw:style-name="gr28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2-28T19:24:39</dc:date>
    <meta:editing-duration>P2DT23H59M7S</meta:editing-duration>
    <meta:editing-cycles>21</meta:editing-cycles>
    <meta:generator>OpenOffice/4.1.0$Unix OpenOffice.org_project/410m18$Build-9764</meta:generator>
    <meta:document-statistic meta:object-count="232"/>
  </office:meta>
</office:document-meta>
</file>